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8064A2" fo:border-right="non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none" fo:border-bottom="none" fo:border-left="none" fo:border-right="thin solid #8064A2"/>
    </style:style>
    <style:style style:name="ce5" style:family="table-cell" style:parent-style-name="Default" style:data-style-name="N0">
      <style:table-cell-properties fo:border-top="none" fo:border-bottom="thin solid #8064A2" fo:border-left="thin solid #8064A2" fo:border-right="none"/>
    </style:style>
    <style:style style:name="ce6" style:family="table-cell" style:parent-style-name="Default" style:data-style-name="N0">
      <style:table-cell-properties fo:border-top="none" fo:border-bottom="thin solid #8064A2" fo:border-left="none" fo:border-right="none"/>
    </style:style>
    <style:style style:name="ce7" style:family="table-cell" style:parent-style-name="Default" style:data-style-name="N0">
      <style:table-cell-properties fo:border-top="none" fo:border-bottom="thin solid #8064A2" fo:border-left="none" fo:border-right="thin solid #8064A2"/>
    </style:style>
    <style:style style:name="ce8" style:family="table-cell" style:parent-style-name="Default" style:data-style-name="N0">
      <style:table-cell-properties fo:border-top="none" fo:border-bottom="thin solid #8064A2" fo:border-left="thin solid #8064A2" fo:border-right="none"/>
    </style:style>
    <style:style style:name="ce9" style:family="table-cell" style:parent-style-name="Default" style:data-style-name="N0">
      <style:table-cell-properties fo:border-top="none" fo:border-bottom="thin solid #8064A2" fo:border-left="none" fo:border-right="none"/>
    </style:style>
    <style:style style:name="ce10" style:family="table-cell" style:parent-style-name="Default" style:data-style-name="N0">
      <style:table-cell-properties fo:border-top="none" fo:border-bottom="thin solid #8064A2" fo:border-left="none" fo:border-right="none" style:vertical-align="automatic" style:repeat-content="false"/>
      <style:paragraph-properties fo:text-align="center"/>
      <style:text-properties fo:color="#8064A2"/>
    </style:style>
    <style:style style:name="ce11" style:family="table-cell" style:parent-style-name="Default" style:data-style-name="N0">
      <style:table-cell-properties fo:border-top="none" fo:border-bottom="thin solid #8064A2" fo:border-left="none" fo:border-right="none"/>
      <style:text-properties fo:color="#8064A2"/>
    </style:style>
    <style:style style:name="ce12" style:family="table-cell" style:parent-style-name="Default" style:data-style-name="N0">
      <style:table-cell-properties fo:border-top="none" fo:border-bottom="thin solid #8064A2" fo:border-left="none" fo:border-right="thin solid #8064A2"/>
    </style:style>
    <style:style style:name="ce13" style:family="table-cell" style:parent-style-name="Default" style:data-style-name="N0">
      <style:table-cell-properties fo:border-top="thin solid #8064A2" fo:border-bottom="none" fo:border-left="thin solid #8064A2" fo:border-right="none" fo:background-color="#8064A2"/>
      <style:text-properties fo:color="#FFFFFF"/>
    </style:style>
    <style:style style:name="ce14" style:family="table-cell" style:parent-style-name="Default" style:data-style-name="N0">
      <style:table-cell-properties fo:border-top="thin solid #8064A2" fo:border-bottom="none" fo:border-left="none" fo:border-right="none" style:vertical-align="automatic" fo:background-color="#8064A2"/>
      <style:text-properties fo:color="#FFFFFF"/>
    </style:style>
    <style:style style:name="ce15" style:family="table-cell" style:parent-style-name="Default" style:data-style-name="N0">
      <style:table-cell-properties fo:border-top="thin solid #8064A2" fo:border-bottom="none" fo:border-left="none" fo:border-right="thin solid #8064A2" fo:background-color="#8064A2"/>
      <style:text-properties fo:color="#FFFFFF"/>
    </style:style>
    <style:style style:name="ce16" style:family="table-cell" style:parent-style-name="Default" style:data-style-name="N0">
      <style:table-cell-properties fo:border-top="none" fo:border-bottom="none" fo:border-left="thin solid #8064A2" fo:border-right="none" fo:background-color="#8064A2"/>
      <style:text-properties fo:color="#FFFFFF"/>
    </style:style>
    <style:style style:name="ce17" style:family="table-cell" style:parent-style-name="Default" style:data-style-name="N0">
      <style:table-cell-properties fo:background-color="#8064A2"/>
      <style:text-properties fo:color="#FFFFFF"/>
    </style:style>
    <style:style style:name="ce18" style:family="table-cell" style:parent-style-name="Default" style:data-style-name="N0">
      <style:table-cell-properties fo:background-color="#8064A2"/>
      <style:text-properties fo:color="#FFFFFF"/>
    </style:style>
    <style:style style:name="ce19" style:family="table-cell" style:parent-style-name="Default" style:data-style-name="N0">
      <style:table-cell-properties fo:border-top="none" fo:border-bottom="none" fo:border-left="none" fo:border-right="thin solid #8064A2" fo:background-color="#8064A2"/>
      <style:text-properties fo:color="#FFFFFF"/>
    </style:style>
    <style:style style:name="ce20" style:family="table-cell" style:parent-style-name="Default" style:data-style-name="N0">
      <style:table-cell-properties fo:background-color="#8064A2"/>
      <style:text-properties fo:color="#FFFFFF" fo:font-style="italic" style:font-style-asian="italic" style:font-style-complex="italic"/>
    </style:style>
    <style:style style:name="ce21" style:family="table-cell" style:parent-style-name="Default" style:data-style-name="N0">
      <style:table-cell-properties style:cell-protect="none"/>
    </style:style>
    <style:style style:name="ce22" style:family="table-cell" style:parent-style-name="Default" style:data-style-name="N0">
      <style:table-cell-properties fo:border-top="thin solid #F2F2F2" fo:border-bottom="thin solid #F2F2F2" fo:border-left="none" fo:border-right="none" style:cell-protect="none"/>
    </style:style>
    <style:style style:name="ce23" style:family="table-cell" style:parent-style-name="Default" style:data-style-name="N0">
      <style:table-cell-properties fo:border-top="thin solid #F2F2F2" fo:border-bottom="thin solid #F2F2F2" fo:border-left="none" fo:border-right="none" style:cell-protect="protected"/>
    </style:style>
    <style:style style:name="ce24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repeat-content="false"/>
      <style:paragraph-properties fo:text-align="end" fo:margin-right="0.353cm"/>
    </style:style>
    <style:style style:name="ce26" style:family="table-cell" style:parent-style-name="Default" style:data-style-name="N0">
      <style:table-cell-properties style:vertical-align="middle" fo:background-color="#8064A2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8064A2" style:repeat-content="fals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.353cm"/>
    </style:style>
    <style:style style:name="ce29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.706cm"/>
    </style:style>
    <style:style style:name="ce30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cm"/>
    </style:style>
    <style:style style:name="ce31" style:family="table-cell" style:parent-style-name="Procent" style:data-style-name="N13">
      <style:table-cell-properties style:vertical-align="middle" style:repeat-content="false"/>
      <style:paragraph-properties fo:text-align="center"/>
      <style:text-properties fo:color="#8064A2" fo:font-size="16pt" style:font-size-asian="16pt" style:font-size-complex="16pt" fo:font-weight="bold" style:font-weight-asian="bold" style:font-weight-complex="bold"/>
    </style:style>
    <style:style style:name="ce32" style:family="table-cell" style:parent-style-name="Procent" style:data-style-name="N13">
      <style:table-cell-properties fo:border-top="thin solid #8064A2" fo:border-bottom="none" fo:border-left="none" fo:border-right="none" style:vertical-align="middle" style:repeat-content="false"/>
      <style:paragraph-properties fo:text-align="center"/>
      <style:text-properties fo:color="#8064A2"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79375cm" style:use-optimal-column-width="true"/>
    </style:style>
    <style:style style:name="co4" style:family="table-column">
      <style:table-column-properties fo:break-before="auto" style:column-width="9.23395833333333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0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repeat-content="false"/>
      <style:paragraph-properties fo:text-align="end" fo:margin-right="0.353cm"/>
      <style:map style:condition="of:is-true-formula([.$I4])" style:apply-style-name="cf1" style:base-cell-address="todo.C10"/>
    </style:style>
    <style:style style:name="ce34" style:family="table-cell" style:parent-style-name="Default" style:data-style-name="N0">
      <style:table-cell-properties fo:border-top="thin solid #F2F2F2" fo:border-bottom="thin solid #F2F2F2" fo:border-left="none" fo:border-right="none" style:cell-protect="none"/>
      <style:map style:condition="of:is-true-formula([.$I4])" style:apply-style-name="cf1" style:base-cell-address="todo.C10"/>
    </style:style>
    <style:style style:name="ce35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center"/>
      <style:map style:condition="of:is-true-formula([.$I4])" style:apply-style-name="cf1" style:base-cell-address="todo.C10"/>
    </style:style>
    <style:style style:name="ce36" style:family="table-cell" style:parent-style-name="Default" style:data-style-name="N0">
      <style:table-cell-properties fo:border-top="thin solid #F2F2F2" fo:border-bottom="thin solid #F2F2F2" fo:border-left="none" fo:border-right="none" style:cell-protect="protected"/>
      <style:map style:condition="of:is-true-formula([.$I4])" style:apply-style-name="cf1" style:base-cell-address="todo.C10"/>
    </style:style>
    <style:style style:name="ce37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.353cm"/>
      <style:map style:condition="of:is-true-formula([.$I4])" style:apply-style-name="cf1" style:base-cell-address="todo.C10"/>
    </style:style>
    <style:style style:name="ce38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.706cm"/>
      <style:map style:condition="of:is-true-formula([.$I4])" style:apply-style-name="cf1" style:base-cell-address="todo.C10"/>
    </style:style>
    <style:style style:name="ce39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repeat-content="false"/>
      <style:paragraph-properties fo:text-align="end" fo:margin-right="0.353cm"/>
      <style:map style:condition="of:is-true-formula([.$I4])" style:apply-style-name="cf1" style:base-cell-address="todo_(2).C10"/>
    </style:style>
    <style:style style:name="ce40" style:family="table-cell" style:parent-style-name="Default" style:data-style-name="N0">
      <style:table-cell-properties fo:border-top="thin solid #F2F2F2" fo:border-bottom="thin solid #F2F2F2" fo:border-left="none" fo:border-right="none" style:cell-protect="none"/>
      <style:map style:condition="of:is-true-formula([.$I4])" style:apply-style-name="cf1" style:base-cell-address="todo_(2).C10"/>
    </style:style>
    <style:style style:name="ce41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center"/>
      <style:map style:condition="of:is-true-formula([.$I4])" style:apply-style-name="cf1" style:base-cell-address="todo_(2).C10"/>
    </style:style>
    <style:style style:name="ce42" style:family="table-cell" style:parent-style-name="Default" style:data-style-name="N0">
      <style:table-cell-properties fo:border-top="thin solid #F2F2F2" fo:border-bottom="thin solid #F2F2F2" fo:border-left="none" fo:border-right="none" style:cell-protect="protected"/>
      <style:map style:condition="of:is-true-formula([.$I4])" style:apply-style-name="cf1" style:base-cell-address="todo_(2).C10"/>
    </style:style>
    <style:style style:name="ce43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cm"/>
      <style:map style:condition="of:is-true-formula([.$I4])" style:apply-style-name="cf1" style:base-cell-address="todo_(2).C10"/>
    </style:style>
    <style:style style:name="ce44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.706cm"/>
      <style:map style:condition="of:is-true-formula([.$I4])" style:apply-style-name="cf1" style:base-cell-address="todo_(2).C10"/>
    </style:style>
    <style:style style:name="ce45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repeat-content="false"/>
      <style:paragraph-properties fo:text-align="end" fo:margin-right="0.353cm"/>
      <style:map style:condition="of:is-true-formula([.$I4])" style:apply-style-name="cf1" style:base-cell-address="todo_(3).C10"/>
    </style:style>
    <style:style style:name="ce46" style:family="table-cell" style:parent-style-name="Default" style:data-style-name="N0">
      <style:table-cell-properties fo:border-top="thin solid #F2F2F2" fo:border-bottom="thin solid #F2F2F2" fo:border-left="none" fo:border-right="none" style:cell-protect="none"/>
      <style:map style:condition="of:is-true-formula([.$I4])" style:apply-style-name="cf1" style:base-cell-address="todo_(3).C10"/>
    </style:style>
    <style:style style:name="ce47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center"/>
      <style:map style:condition="of:is-true-formula([.$I4])" style:apply-style-name="cf1" style:base-cell-address="todo_(3).C10"/>
    </style:style>
    <style:style style:name="ce48" style:family="table-cell" style:parent-style-name="Default" style:data-style-name="N0">
      <style:table-cell-properties fo:border-top="thin solid #F2F2F2" fo:border-bottom="thin solid #F2F2F2" fo:border-left="none" fo:border-right="none" style:cell-protect="protected"/>
      <style:map style:condition="of:is-true-formula([.$I4])" style:apply-style-name="cf1" style:base-cell-address="todo_(3).C10"/>
    </style:style>
    <style:style style:name="ce49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.353cm"/>
      <style:map style:condition="of:is-true-formula([.$I4])" style:apply-style-name="cf1" style:base-cell-address="todo_(3).C10"/>
    </style:style>
    <style:style style:name="ce50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.706cm"/>
      <style:map style:condition="of:is-true-formula([.$I4])" style:apply-style-name="cf1" style:base-cell-address="todo_(3).C10"/>
    </style:style>
    <style:style style:name="ce51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repeat-content="false"/>
      <style:paragraph-properties fo:text-align="end" fo:margin-right="0.353cm"/>
      <style:map style:condition="of:is-true-formula([.$I4])" style:apply-style-name="cf1" style:base-cell-address="todo_(4).C10"/>
    </style:style>
    <style:style style:name="ce52" style:family="table-cell" style:parent-style-name="Default" style:data-style-name="N0">
      <style:table-cell-properties fo:border-top="thin solid #F2F2F2" fo:border-bottom="thin solid #F2F2F2" fo:border-left="none" fo:border-right="none" style:cell-protect="none"/>
      <style:map style:condition="of:is-true-formula([.$I4])" style:apply-style-name="cf1" style:base-cell-address="todo_(4).C10"/>
    </style:style>
    <style:style style:name="ce53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center"/>
      <style:map style:condition="of:is-true-formula([.$I4])" style:apply-style-name="cf1" style:base-cell-address="todo_(4).C10"/>
    </style:style>
    <style:style style:name="ce54" style:family="table-cell" style:parent-style-name="Default" style:data-style-name="N0">
      <style:table-cell-properties fo:border-top="thin solid #F2F2F2" fo:border-bottom="thin solid #F2F2F2" fo:border-left="none" fo:border-right="none" style:cell-protect="protected"/>
      <style:map style:condition="of:is-true-formula([.$I4])" style:apply-style-name="cf1" style:base-cell-address="todo_(4).C10"/>
    </style:style>
    <style:style style:name="ce55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.353cm"/>
      <style:map style:condition="of:is-true-formula([.$I4])" style:apply-style-name="cf1" style:base-cell-address="todo_(4).C10"/>
    </style:style>
    <style:style style:name="ce56" style:family="table-cell" style:parent-style-name="Default" style:data-style-name="N0">
      <style:table-cell-properties fo:border-top="thin solid #F2F2F2" fo:border-bottom="thin solid #F2F2F2" fo:border-left="none" fo:border-right="none" style:vertical-align="automatic" style:cell-protect="none" style:repeat-content="false"/>
      <style:paragraph-properties fo:text-align="start" fo:margin-left="0.706cm"/>
      <style:map style:condition="of:is-true-formula([.$I4])" style:apply-style-name="cf1" style:base-cell-address="todo_(4).C10"/>
    </style:style>
    <style:style style:family="graphic" style:name="a12">
      <style:graphic-properties/>
    </style:style>
    <style:style style:family="graphic" style:name="a0">
      <style:graphic-properties/>
    </style:style>
    <style:style style:family="text" style:name="a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/>
    </style:style>
    <style:style style:family="text" style:name="a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/>
    </style:style>
    <style:style style:family="text" style:name="a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L$1:.$L$5])" table:base-cell-address="todo.E10">
          <table:help-message table:display="true"/>
          <table:error-message table:display="true"/>
        </table:content-validation>
        <table:content-validation table:name="val2" table:condition="of:cell-content-is-in-list([.$L$1:.$L$5])" table:base-cell-address="todo_(2).E10">
          <table:help-message table:display="true"/>
          <table:error-message table:display="true"/>
        </table:content-validation>
        <table:content-validation table:name="val3" table:condition="of:cell-content-is-in-list([.$L$1:.$L$5])" table:base-cell-address="todo_(3).E10">
          <table:help-message table:display="true"/>
          <table:error-message table:display="true"/>
        </table:content-validation>
        <table:content-validation table:name="val4" table:condition="of:cell-content-is-in-list([.$L$1:.$L$5])" table:base-cell-address="todo_(4).E10">
          <table:help-message table:display="true"/>
          <table:error-message table:display="true"/>
        </table:content-validation>
      </table:content-validations>
      <table:table table:name="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4" table:default-cell-style-name="ce21" table:visibility="collapse"/>
        <table:table-column table:style-name="co6" table:default-cell-style-name="ce1" table:visibility="collapse"/>
        <table:table-column table:style-name="co1" table:number-columns-repeated="16371" table:default-cell-style-name="ce1"/>
        <table:table-row table:style-name="ro1">
          <table:table-cell/>
          <table:table-cell table:number-columns-repeated="7" table:style-name="ce1"/>
          <table:table-cell table:number-columns-repeated="3" table:style-name="ce21"/>
          <table:table-cell office:value-type="float" office:value="1" table:style-name="ce21">
            <text:p>1</text:p>
          </table:table-cell>
          <table:table-cell table:number-columns-repeated="16372"/>
        </table:table-row>
        <table:table-row table:style-name="ro1">
          <table:table-cell/>
          <table:table-cell table:style-name="ce13"/>
          <table:table-cell table:number-columns-repeated="4" table:style-name="ce14"/>
          <table:table-cell table:style-name="ce15"/>
          <table:table-cell table:style-name="ce1"/>
          <table:table-cell table:number-columns-repeated="3" table:style-name="ce21"/>
          <table:table-cell office:value-type="float" office:value="2" table:style-name="ce21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16"/>
          <table:table-cell office:value-type="string" table:style-name="ce20">
            <text:p>Grafiker - Priolista - Rum</text:p>
          </table:table-cell>
          <table:table-cell table:style-name="ce17"/>
          <table:table-cell table:number-columns-repeated="2" table:style-name="ce18"/>
          <table:table-cell table:style-name="ce19"/>
          <table:table-cell table:style-name="ce1"/>
          <table:table-cell table:number-columns-repeated="3" table:style-name="ce21"/>
          <table:table-cell office:value-type="float" office:value="3" table:style-name="ce21">
            <text:p>3</text:p>
          </table:table-cell>
          <table:table-cell table:number-columns-repeated="16372"/>
        </table:table-row>
        <table:table-row table:style-name="ro1">
          <table:table-cell/>
          <table:table-cell table:style-name="ce8"/>
          <table:table-cell table:style-name="ce9"/>
          <table:table-cell office:value-type="string" table:style-name="ce10">
            <text:p>status</text:p>
          </table:table-cell>
          <table:table-cell table:style-name="ce9"/>
          <table:table-cell office:value-type="string" table:style-name="ce11">
            <text:p>done</text:p>
          </table:table-cell>
          <table:table-cell table:style-name="ce12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4]*([.K4]/SUM([.K:.K]));0)" table:style-name="ce21">
            <text:p>0</text:p>
          </table:table-cell>
          <table:table-cell office:value-type="float" office:value="0" table:formula="of:=IFERROR(1/[.E10];0)" table:style-name="ce21">
            <text:p>0</text:p>
          </table:table-cell>
          <table:table-cell office:value-type="float" office:value="4" table:style-name="ce21">
            <text:p>4</text:p>
          </table:table-cell>
          <table:table-cell table:number-columns-repeated="16372"/>
        </table:table-row>
        <table:table-row table:style-name="ro1">
          <table:table-cell/>
          <table:table-cell table:style-name="ce2">
            <draw:frame draw:z-index="1" draw:id="id0" draw:style-name="a0" draw:name="Grafico 2" svg:x="0.04167in" svg:y="0.05208in" svg:width="4.23958in" svg:height="0.79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office:value-type="percentage" office:value="0" table:formula="of:=SUM([.J:.J])" table:number-columns-spanned="1" table:number-rows-spanned="2" table:style-name="ce32">
            <text:p>0%</text:p>
          </table:table-cell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5]*([.K5]/SUM([.K:.K]));0)" table:style-name="ce21">
            <text:p>0</text:p>
          </table:table-cell>
          <table:table-cell office:value-type="float" office:value="0" table:formula="of:=IFERROR(1/[.E11];0)" table:style-name="ce21">
            <text:p>0</text:p>
          </table:table-cell>
          <table:table-cell office:value-type="float" office:value="5" table:style-name="ce21">
            <text:p>5</text:p>
          </table:table-cell>
          <table:table-cell table:number-columns-repeated="16372"/>
        </table:table-row>
        <table:table-row table:style-name="ro2">
          <table:table-cell/>
          <table:table-cell table:style-name="ce2"/>
          <table:table-cell table:number-columns-repeated="3" table:style-name="ce3"/>
          <table:covered-table-cell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6]*([.K6]/SUM([.K:.K]));0)" table:style-name="ce21">
            <text:p>0</text:p>
          </table:table-cell>
          <table:table-cell office:value-type="float" office:value="1" table:formula="of:=IFERROR(1/[.E12];0)" table:style-name="ce21">
            <text:p>1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7]*([.K7]/SUM([.K:.K]));0)" table:style-name="ce21">
            <text:p>0</text:p>
          </table:table-cell>
          <table:table-cell office:value-type="float" office:value="0.5" table:formula="of:=IFERROR(1/[.E13];0)" table:style-name="ce21">
            <text:p>0,5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3">
            <draw:frame draw:z-index="14" draw:id="id1" draw:style-name="a3" draw:name="TextBox 1" svg:x="3.48958in" svg:y="0.01042in" svg:width="0.97148in" svg:height="0.23793in">
              <draw:text-box>
                <text:p text:style-name="a2" text:class-names="" text:cond-style-name=""><text:span text:style-name="a1" text:class-names="">1 is high, 5 is low</text:span></text:p>
              </draw:text-box>
              <svg:title/>
              <svg:desc/>
            </draw:frame>
          </table:table-cell>
          <table:table-cell table:number-columns-repeated="2" table:style-name="ce3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8]*([.K8]/SUM([.K:.K]));0)" table:style-name="ce21">
            <text:p>0</text:p>
          </table:table-cell>
          <table:table-cell office:value-type="float" office:value="0.33333333333333331" table:formula="of:=IFERROR(1/[.E14];0)" table:style-name="ce21">
            <text:p>0,333333333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27">
            <text:p>#</text:p>
          </table:table-cell>
          <table:table-cell office:value-type="string" table:style-name="ce26">
            <text:p>activity</text:p>
          </table:table-cell>
          <table:table-cell office:value-type="string" table:style-name="ce27">
            <text:p>priority</text:p>
          </table:table-cell>
          <table:table-cell office:value-type="string" table:style-name="ce26">
            <text:p>check</text:p>
          </table:table-cell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9]*([.K9]/SUM([.K:.K]));0)" table:style-name="ce21">
            <text:p>0</text:p>
          </table:table-cell>
          <table:table-cell office:value-type="float" office:value="0.25" table:formula="of:=IFERROR(1/[.E15];0)" table:style-name="ce21">
            <text:p>0,25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1" table:style-name="ce33">
            <text:p>1</text:p>
          </table:table-cell>
          <table:table-cell office:value-type="string" table:style-name="ce34">
            <text:p>Rum:</text:p>
          </table:table-cell>
          <table:table-cell table:content-validation-name="val1" table:style-name="ce35"/>
          <table:table-cell table:style-name="ce36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0]*([.K10]/SUM([.K:.K]));0)" table:style-name="ce21">
            <text:p>0</text:p>
          </table:table-cell>
          <table:table-cell office:value-type="float" office:value="0.25" table:formula="of:=IFERROR(1/[.E16];0)" table:style-name="ce21">
            <text:p>0,25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2" table:style-name="ce33">
            <text:p>2</text:p>
          </table:table-cell>
          <table:table-cell office:value-type="string" table:style-name="ce37">
            <text:p>Rymdskepp:</text:p>
          </table:table-cell>
          <table:table-cell table:content-validation-name="val1" table:style-name="ce35"/>
          <table:table-cell table:style-name="ce36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1]*([.K11]/SUM([.K:.K]));0)" table:style-name="ce21">
            <text:p>0</text:p>
          </table:table-cell>
          <table:table-cell office:value-type="float" office:value="0.2" table:formula="of:=IFERROR(1/[.E17];0)" table:style-name="ce21">
            <text:p>0,2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3" table:style-name="ce33">
            <text:p>3</text:p>
          </table:table-cell>
          <table:table-cell office:value-type="string" table:style-name="ce38">
            <text:p>Huvudrum</text:p>
          </table:table-cell>
          <table:table-cell office:value-type="float" office:value="1" table:content-validation-name="val1" table:style-name="ce35">
            <text:p>1</text:p>
          </table:table-cell>
          <table:table-cell table:style-name="ce36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2]*([.K12]/SUM([.K:.K]));0)" table:style-name="ce21">
            <text:p>0</text:p>
          </table:table-cell>
          <table:table-cell office:value-type="float" office:value="0.2" table:formula="of:=IFERROR(1/[.E18];0)" table:style-name="ce21">
            <text:p>0,2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4" table:style-name="ce33">
            <text:p>4</text:p>
          </table:table-cell>
          <table:table-cell office:value-type="string" table:style-name="ce38">
            <text:p>Förråd</text:p>
          </table:table-cell>
          <table:table-cell office:value-type="float" office:value="2" table:content-validation-name="val1" table:style-name="ce35">
            <text:p>2</text:p>
          </table:table-cell>
          <table:table-cell table:style-name="ce36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3]*([.K13]/SUM([.K:.K]));0)" table:style-name="ce21">
            <text:p>0</text:p>
          </table:table-cell>
          <table:table-cell office:value-type="float" office:value="0.2" table:formula="of:=IFERROR(1/[.E19];0)" table:style-name="ce21">
            <text:p>0,2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5" table:style-name="ce33">
            <text:p>5</text:p>
          </table:table-cell>
          <table:table-cell office:value-type="string" table:style-name="ce38">
            <text:p>Korridor (möjligt att återanvända samma?)</text:p>
          </table:table-cell>
          <table:table-cell office:value-type="float" office:value="3" table:content-validation-name="val1" table:style-name="ce35">
            <text:p>3</text:p>
          </table:table-cell>
          <table:table-cell table:style-name="ce36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4]*([.K14]/SUM([.K:.K]));0)" table:style-name="ce21">
            <text:p>0</text:p>
          </table:table-cell>
          <table:table-cell office:value-type="float" office:value="0" table:formula="of:=IFERROR(1/[.E20];0)" table:style-name="ce21">
            <text:p>0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6" table:style-name="ce33">
            <text:p>6</text:p>
          </table:table-cell>
          <table:table-cell office:value-type="string" table:style-name="ce38">
            <text:p>Sovsal (Cryoroom)</text:p>
          </table:table-cell>
          <table:table-cell office:value-type="float" office:value="4" table:content-validation-name="val1" table:style-name="ce35">
            <text:p>4</text:p>
          </table:table-cell>
          <table:table-cell table:style-name="ce36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5]*([.K15]/SUM([.K:.K]));0)" table:style-name="ce21">
            <text:p>0</text:p>
          </table:table-cell>
          <table:table-cell office:value-type="float" office:value="0" table:formula="of:=IFERROR(1/[.E21];0)" table:style-name="ce21">
            <text:p>0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7" table:style-name="ce33">
            <text:p>7</text:p>
          </table:table-cell>
          <table:table-cell office:value-type="string" table:style-name="ce38">
            <text:p>Elcentral</text:p>
          </table:table-cell>
          <table:table-cell office:value-type="float" office:value="4" table:content-validation-name="val1" table:style-name="ce35">
            <text:p>4</text:p>
          </table:table-cell>
          <table:table-cell table:style-name="ce36"/>
          <table:table-cell table:style-name="ce4"/>
          <table:table-cell table:style-name="ce1"/>
          <table:table-cell table:number-columns-repeated="4"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8" table:style-name="ce33">
            <text:p>8</text:p>
          </table:table-cell>
          <table:table-cell office:value-type="string" table:style-name="ce38">
            <text:p>Sovrum * 2</text:p>
          </table:table-cell>
          <table:table-cell office:value-type="float" office:value="5" table:content-validation-name="val1" table:style-name="ce35">
            <text:p>5</text:p>
          </table:table-cell>
          <table:table-cell table:style-name="ce36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9" table:style-name="ce33">
            <text:p>9</text:p>
          </table:table-cell>
          <table:table-cell office:value-type="string" table:style-name="ce38">
            <text:p>Recroom</text:p>
          </table:table-cell>
          <table:table-cell office:value-type="float" office:value="5" table:content-validation-name="val1" table:style-name="ce35">
            <text:p>5</text:p>
          </table:table-cell>
          <table:table-cell table:style-name="ce36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0" table:style-name="ce33">
            <text:p>10</text:p>
          </table:table-cell>
          <table:table-cell office:value-type="string" table:style-name="ce38">
            <text:p>Kök</text:p>
          </table:table-cell>
          <table:table-cell office:value-type="float" office:value="5" table:content-validation-name="val1" table:style-name="ce35">
            <text:p>5</text:p>
          </table:table-cell>
          <table:table-cell table:style-name="ce36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1" table:style-name="ce33">
            <text:p>11</text:p>
          </table:table-cell>
          <table:table-cell office:value-type="string" table:style-name="ce37">
            <text:p>Alienskepp:</text:p>
          </table:table-cell>
          <table:table-cell table:content-validation-name="val1" table:style-name="ce35"/>
          <table:table-cell table:style-name="ce36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2" table:style-name="ce33">
            <text:p>12</text:p>
          </table:table-cell>
          <table:table-cell table:style-name="ce34"/>
          <table:table-cell table:content-validation-name="val1" table:style-name="ce35"/>
          <table:table-cell table:style-name="ce36"/>
          <table:table-cell table:style-name="ce4"/>
          <table:table-cell table:number-columns-repeated="16377"/>
        </table:table-row>
        <table:table-row table:style-name="ro1">
          <table:table-cell/>
          <table:table-cell table:style-name="ce5"/>
          <table:table-cell table:number-columns-repeated="4" table:style-name="ce6"/>
          <table:table-cell table:style-name="ce7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todo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4" table:default-cell-style-name="ce21" table:visibility="collapse"/>
        <table:table-column table:style-name="co6" table:default-cell-style-name="ce1" table:visibility="collapse"/>
        <table:table-column table:style-name="co1" table:number-columns-repeated="16371" table:default-cell-style-name="ce1"/>
        <table:table-row table:style-name="ro1">
          <table:table-cell/>
          <table:table-cell table:number-columns-repeated="7" table:style-name="ce1"/>
          <table:table-cell table:number-columns-repeated="3" table:style-name="ce21"/>
          <table:table-cell office:value-type="float" office:value="1" table:style-name="ce21">
            <text:p>1</text:p>
          </table:table-cell>
          <table:table-cell table:number-columns-repeated="16372"/>
        </table:table-row>
        <table:table-row table:style-name="ro1">
          <table:table-cell/>
          <table:table-cell table:style-name="ce13"/>
          <table:table-cell table:number-columns-repeated="4" table:style-name="ce14"/>
          <table:table-cell table:style-name="ce15"/>
          <table:table-cell table:style-name="ce1"/>
          <table:table-cell table:number-columns-repeated="3" table:style-name="ce21"/>
          <table:table-cell office:value-type="float" office:value="2" table:style-name="ce21">
            <text:p>2</text:p>
          </table:table-cell>
          <table:table-cell table:number-columns-repeated="16372"/>
        </table:table-row>
        <table:table-row table:style-name="ro1">
          <table:table-cell/>
          <table:table-cell table:style-name="ce16"/>
          <table:table-cell office:value-type="string" table:style-name="ce20">
            <text:p>Grafiker - Priolista - Karaktärer</text:p>
          </table:table-cell>
          <table:table-cell table:style-name="ce17"/>
          <table:table-cell table:number-columns-repeated="2" table:style-name="ce18"/>
          <table:table-cell table:style-name="ce19"/>
          <table:table-cell table:style-name="ce1"/>
          <table:table-cell table:number-columns-repeated="3" table:style-name="ce21"/>
          <table:table-cell office:value-type="float" office:value="3" table:style-name="ce21">
            <text:p>3</text:p>
          </table:table-cell>
          <table:table-cell table:number-columns-repeated="16372"/>
        </table:table-row>
        <table:table-row table:style-name="ro1">
          <table:table-cell/>
          <table:table-cell table:style-name="ce8"/>
          <table:table-cell table:style-name="ce9"/>
          <table:table-cell office:value-type="string" table:style-name="ce10">
            <text:p>status</text:p>
          </table:table-cell>
          <table:table-cell table:style-name="ce9"/>
          <table:table-cell office:value-type="string" table:style-name="ce11">
            <text:p>done</text:p>
          </table:table-cell>
          <table:table-cell table:style-name="ce12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4]*([.K4]/SUM([.K:.K]));0)" table:style-name="ce21">
            <text:p>0</text:p>
          </table:table-cell>
          <table:table-cell office:value-type="float" office:value="1" table:formula="of:=IFERROR(1/[.E10];0)" table:style-name="ce21">
            <text:p>1</text:p>
          </table:table-cell>
          <table:table-cell office:value-type="float" office:value="4" table:style-name="ce21">
            <text:p>4</text:p>
          </table:table-cell>
          <table:table-cell table:number-columns-repeated="16372"/>
        </table:table-row>
        <table:table-row table:style-name="ro1">
          <table:table-cell/>
          <table:table-cell table:style-name="ce2">
            <draw:frame draw:z-index="1" draw:id="id2" draw:style-name="a4" draw:name="Grafico 2" svg:x="0.04167in" svg:y="0.05208in" svg:width="4.23958in" svg:height="0.791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office:value-type="percentage" office:value="0" table:formula="of:=SUM([.J:.J])" table:number-columns-spanned="1" table:number-rows-spanned="2" table:style-name="ce32">
            <text:p>0%</text:p>
          </table:table-cell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5]*([.K5]/SUM([.K:.K]));0)" table:style-name="ce21">
            <text:p>0</text:p>
          </table:table-cell>
          <table:table-cell office:value-type="float" office:value="0" table:formula="of:=IFERROR(1/[.E11];0)" table:style-name="ce21">
            <text:p>0</text:p>
          </table:table-cell>
          <table:table-cell office:value-type="float" office:value="5" table:style-name="ce21">
            <text:p>5</text:p>
          </table:table-cell>
          <table:table-cell table:number-columns-repeated="16372"/>
        </table:table-row>
        <table:table-row table:style-name="ro2">
          <table:table-cell/>
          <table:table-cell table:style-name="ce2"/>
          <table:table-cell table:number-columns-repeated="3" table:style-name="ce3"/>
          <table:covered-table-cell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6]*([.K6]/SUM([.K:.K]));0)" table:style-name="ce21">
            <text:p>0</text:p>
          </table:table-cell>
          <table:table-cell office:value-type="float" office:value="0.5" table:formula="of:=IFERROR(1/[.E12];0)" table:style-name="ce21">
            <text:p>0,5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7]*([.K7]/SUM([.K:.K]));0)" table:style-name="ce21">
            <text:p>0</text:p>
          </table:table-cell>
          <table:table-cell office:value-type="float" office:value="0.33333333333333331" table:formula="of:=IFERROR(1/[.E13];0)" table:style-name="ce21">
            <text:p>0,333333333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3">
            <draw:frame draw:z-index="14" draw:id="id3" draw:style-name="a7" draw:name="TextBox 1" svg:x="3.48958in" svg:y="0.01042in" svg:width="0.97148in" svg:height="0.23793in">
              <draw:text-box>
                <text:p text:style-name="a6" text:class-names="" text:cond-style-name=""><text:span text:style-name="a5" text:class-names="">1 is high, 5 is low</text:span></text:p>
              </draw:text-box>
              <svg:title/>
              <svg:desc/>
            </draw:frame>
          </table:table-cell>
          <table:table-cell table:number-columns-repeated="2" table:style-name="ce3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8]*([.K8]/SUM([.K:.K]));0)" table:style-name="ce21">
            <text:p>0</text:p>
          </table:table-cell>
          <table:table-cell office:value-type="float" office:value="0.25" table:formula="of:=IFERROR(1/[.E14];0)" table:style-name="ce21">
            <text:p>0,25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string" table:style-name="ce27">
            <text:p>#</text:p>
          </table:table-cell>
          <table:table-cell office:value-type="string" table:style-name="ce26">
            <text:p>activity</text:p>
          </table:table-cell>
          <table:table-cell office:value-type="string" table:style-name="ce27">
            <text:p>priority</text:p>
          </table:table-cell>
          <table:table-cell office:value-type="string" table:style-name="ce26">
            <text:p>check</text:p>
          </table:table-cell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9]*([.K9]/SUM([.K:.K]));0)" table:style-name="ce21">
            <text:p>0</text:p>
          </table:table-cell>
          <table:table-cell office:value-type="float" office:value="0.2" table:formula="of:=IFERROR(1/[.E15];0)" table:style-name="ce21">
            <text:p>0,2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1" table:style-name="ce39">
            <text:p>1</text:p>
          </table:table-cell>
          <table:table-cell office:value-type="string" table:style-name="ce40">
            <text:p>Huvudkaraktär</text:p>
          </table:table-cell>
          <table:table-cell office:value-type="float" office:value="1" table:content-validation-name="val2" table:style-name="ce41">
            <text:p>1</text:p>
          </table:table-cell>
          <table:table-cell table:style-name="ce42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0]*([.K10]/SUM([.K:.K]));0)" table:style-name="ce21">
            <text:p>0</text:p>
          </table:table-cell>
          <table:table-cell office:value-type="float" office:value="0.2" table:formula="of:=IFERROR(1/[.E16];0)" table:style-name="ce21">
            <text:p>0,2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2" table:style-name="ce39">
            <text:p>2</text:p>
          </table:table-cell>
          <table:table-cell office:value-type="string" table:style-name="ce43">
            <text:p>Fiender:</text:p>
          </table:table-cell>
          <table:table-cell table:content-validation-name="val2" table:style-name="ce41"/>
          <table:table-cell table:style-name="ce42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1]*([.K11]/SUM([.K:.K]));0)" table:style-name="ce21">
            <text:p>0</text:p>
          </table:table-cell>
          <table:table-cell office:value-type="float" office:value="0" table:formula="of:=IFERROR(1/[.E17];0)" table:style-name="ce21">
            <text:p>0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3" table:style-name="ce39">
            <text:p>3</text:p>
          </table:table-cell>
          <table:table-cell office:value-type="string" table:style-name="ce44">
            <text:p>Insekt typ 1</text:p>
          </table:table-cell>
          <table:table-cell office:value-type="float" office:value="2" table:content-validation-name="val2" table:style-name="ce41">
            <text:p>2</text:p>
          </table:table-cell>
          <table:table-cell table:style-name="ce42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2]*([.K12]/SUM([.K:.K]));0)" table:style-name="ce21">
            <text:p>0</text:p>
          </table:table-cell>
          <table:table-cell office:value-type="float" office:value="0" table:formula="of:=IFERROR(1/[.E18];0)" table:style-name="ce21">
            <text:p>0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4" table:style-name="ce39">
            <text:p>4</text:p>
          </table:table-cell>
          <table:table-cell office:value-type="string" table:style-name="ce44">
            <text:p>Invader</text:p>
          </table:table-cell>
          <table:table-cell office:value-type="float" office:value="3" table:content-validation-name="val2" table:style-name="ce41">
            <text:p>3</text:p>
          </table:table-cell>
          <table:table-cell table:style-name="ce42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3]*([.K13]/SUM([.K:.K]));0)" table:style-name="ce21">
            <text:p>0</text:p>
          </table:table-cell>
          <table:table-cell office:value-type="float" office:value="0" table:formula="of:=IFERROR(1/[.E19];0)" table:style-name="ce21">
            <text:p>0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5" table:style-name="ce39">
            <text:p>5</text:p>
          </table:table-cell>
          <table:table-cell office:value-type="string" table:style-name="ce44">
            <text:p>Insekt typ 2 (leech)</text:p>
          </table:table-cell>
          <table:table-cell office:value-type="float" office:value="4" table:content-validation-name="val2" table:style-name="ce41">
            <text:p>4</text:p>
          </table:table-cell>
          <table:table-cell table:style-name="ce42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4]*([.K14]/SUM([.K:.K]));0)" table:style-name="ce21">
            <text:p>0</text:p>
          </table:table-cell>
          <table:table-cell office:value-type="float" office:value="0" table:formula="of:=IFERROR(1/[.E20];0)" table:style-name="ce21">
            <text:p>0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6" table:style-name="ce39">
            <text:p>6</text:p>
          </table:table-cell>
          <table:table-cell office:value-type="string" table:style-name="ce44">
            <text:p>Mindzapper</text:p>
          </table:table-cell>
          <table:table-cell office:value-type="float" office:value="5" table:content-validation-name="val2" table:style-name="ce41">
            <text:p>5</text:p>
          </table:table-cell>
          <table:table-cell table:style-name="ce42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5]*([.K15]/SUM([.K:.K]));0)" table:style-name="ce21">
            <text:p>0</text:p>
          </table:table-cell>
          <table:table-cell office:value-type="float" office:value="0" table:formula="of:=IFERROR(1/[.E21];0)" table:style-name="ce21">
            <text:p>0</text:p>
          </table:table-cell>
          <table:table-cell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7" table:style-name="ce39">
            <text:p>7</text:p>
          </table:table-cell>
          <table:table-cell office:value-type="string" table:style-name="ce44">
            <text:p>Boss</text:p>
          </table:table-cell>
          <table:table-cell office:value-type="float" office:value="5" table:content-validation-name="val2" table:style-name="ce41">
            <text:p>5</text:p>
          </table:table-cell>
          <table:table-cell table:style-name="ce42"/>
          <table:table-cell table:style-name="ce4"/>
          <table:table-cell table:style-name="ce1"/>
          <table:table-cell table:number-columns-repeated="4" table:style-name="ce21"/>
          <table:table-cell table:number-columns-repeated="16372"/>
        </table:table-row>
        <table:table-row table:style-name="ro1">
          <table:table-cell/>
          <table:table-cell table:style-name="ce2"/>
          <table:table-cell office:value-type="float" office:value="8" table:style-name="ce39">
            <text:p>8</text:p>
          </table:table-cell>
          <table:table-cell table:style-name="ce44"/>
          <table:table-cell table:content-validation-name="val2" table:style-name="ce41"/>
          <table:table-cell table:style-name="ce42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9" table:style-name="ce39">
            <text:p>9</text:p>
          </table:table-cell>
          <table:table-cell table:style-name="ce44"/>
          <table:table-cell table:content-validation-name="val2" table:style-name="ce41"/>
          <table:table-cell table:style-name="ce42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0" table:style-name="ce39">
            <text:p>10</text:p>
          </table:table-cell>
          <table:table-cell table:style-name="ce44"/>
          <table:table-cell table:content-validation-name="val2" table:style-name="ce41"/>
          <table:table-cell table:style-name="ce42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1" table:style-name="ce39">
            <text:p>11</text:p>
          </table:table-cell>
          <table:table-cell table:style-name="ce40"/>
          <table:table-cell table:content-validation-name="val2" table:style-name="ce41"/>
          <table:table-cell table:style-name="ce42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2" table:style-name="ce39">
            <text:p>12</text:p>
          </table:table-cell>
          <table:table-cell table:style-name="ce40"/>
          <table:table-cell table:content-validation-name="val2" table:style-name="ce41"/>
          <table:table-cell table:style-name="ce42"/>
          <table:table-cell table:style-name="ce4"/>
          <table:table-cell table:number-columns-repeated="16377"/>
        </table:table-row>
        <table:table-row table:style-name="ro1">
          <table:table-cell/>
          <table:table-cell table:style-name="ce5"/>
          <table:table-cell table:number-columns-repeated="4" table:style-name="ce6"/>
          <table:table-cell table:style-name="ce7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todo_(3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4" table:default-cell-style-name="ce21" table:visibility="collapse"/>
        <table:table-column table:style-name="co6" table:default-cell-style-name="ce1" table:visibility="collapse"/>
        <table:table-column table:style-name="co1" table:number-columns-repeated="16371" table:default-cell-style-name="ce1"/>
        <table:table-row table:style-name="ro1">
          <table:table-cell/>
          <table:table-cell table:number-columns-repeated="7" table:style-name="ce1"/>
          <table:table-cell table:number-columns-repeated="3" table:style-name="ce21"/>
          <table:table-cell office:value-type="float" office:value="1" table:style-name="ce21">
            <text:p>1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number-columns-repeated="4" table:style-name="ce14"/>
          <table:table-cell table:style-name="ce15"/>
          <table:table-cell table:style-name="ce1"/>
          <table:table-cell table:number-columns-repeated="3" table:style-name="ce21"/>
          <table:table-cell office:value-type="float" office:value="2" table:style-name="ce21">
            <text:p>2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6"/>
          <table:table-cell office:value-type="string" table:style-name="ce20">
            <text:p>Grafiker - Priolista - Vapen</text:p>
          </table:table-cell>
          <table:table-cell table:style-name="ce17"/>
          <table:table-cell table:number-columns-repeated="2" table:style-name="ce18"/>
          <table:table-cell table:style-name="ce19"/>
          <table:table-cell table:style-name="ce1"/>
          <table:table-cell table:number-columns-repeated="3" table:style-name="ce21"/>
          <table:table-cell office:value-type="float" office:value="3" table:style-name="ce21">
            <text:p>3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office:value-type="string" table:style-name="ce10">
            <text:p>status</text:p>
          </table:table-cell>
          <table:table-cell table:style-name="ce9"/>
          <table:table-cell office:value-type="string" table:style-name="ce11">
            <text:p>done</text:p>
          </table:table-cell>
          <table:table-cell table:style-name="ce12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4]*([.K4]/SUM([.K:.K]));0)" table:style-name="ce21">
            <text:p>0</text:p>
          </table:table-cell>
          <table:table-cell office:value-type="float" office:value="0" table:formula="of:=IFERROR(1/[.E10];0)" table:style-name="ce21">
            <text:p>0</text:p>
          </table:table-cell>
          <table:table-cell office:value-type="float" office:value="4" table:style-name="ce21">
            <text:p>4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2">
            <draw:frame draw:z-index="1" draw:id="id4" draw:style-name="a8" draw:name="Grafico 2" svg:x="0.04167in" svg:y="0.05208in" svg:width="4.23958in" svg:height="0.7916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office:value-type="percentage" office:value="0" table:formula="of:=SUM([.J:.J])" table:number-columns-spanned="1" table:number-rows-spanned="2" table:style-name="ce32">
            <text:p>0%</text:p>
          </table:table-cell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5]*([.K5]/SUM([.K:.K]));0)" table:style-name="ce21">
            <text:p>0</text:p>
          </table:table-cell>
          <table:table-cell office:value-type="float" office:value="0.2" table:formula="of:=IFERROR(1/[.E11];0)" table:style-name="ce21">
            <text:p>0,2</text:p>
          </table:table-cell>
          <table:table-cell office:value-type="float" office:value="5" table:style-name="ce21">
            <text:p>5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2"/>
          <table:table-cell table:number-columns-repeated="3" table:style-name="ce3"/>
          <table:covered-table-cell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6]*([.K6]/SUM([.K:.K]));0)" table:style-name="ce21">
            <text:p>0</text:p>
          </table:table-cell>
          <table:table-cell office:value-type="float" office:value="0.5" table:formula="of:=IFERROR(1/[.E12];0)" table:style-name="ce21">
            <text:p>0,5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7]*([.K7]/SUM([.K:.K]));0)" table:style-name="ce21">
            <text:p>0</text:p>
          </table:table-cell>
          <table:table-cell office:value-type="float" office:value="0.33333333333333331" table:formula="of:=IFERROR(1/[.E13];0)" table:style-name="ce21">
            <text:p>0,333333333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3"/>
          <table:table-cell table:style-name="ce3">
            <draw:frame draw:z-index="14" draw:id="id5" draw:style-name="a11" draw:name="TextBox 1" svg:x="3.48958in" svg:y="0.01042in" svg:width="0.97148in" svg:height="0.23793in">
              <draw:text-box>
                <text:p text:style-name="a10" text:class-names="" text:cond-style-name=""><text:span text:style-name="a9" text:class-names="">1 is high, 5 is low</text:span></text:p>
              </draw:text-box>
              <svg:title/>
              <svg:desc/>
            </draw:frame>
          </table:table-cell>
          <table:table-cell table:number-columns-repeated="2" table:style-name="ce3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8]*([.K8]/SUM([.K:.K]));0)" table:style-name="ce21">
            <text:p>0</text:p>
          </table:table-cell>
          <table:table-cell office:value-type="float" office:value="0" table:formula="of:=IFERROR(1/[.E14];0)" table:style-name="ce21">
            <text:p>0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string" table:style-name="ce27">
            <text:p>#</text:p>
          </table:table-cell>
          <table:table-cell office:value-type="string" table:style-name="ce26">
            <text:p>activity</text:p>
          </table:table-cell>
          <table:table-cell office:value-type="string" table:style-name="ce27">
            <text:p>priority</text:p>
          </table:table-cell>
          <table:table-cell office:value-type="string" table:style-name="ce26">
            <text:p>check</text:p>
          </table:table-cell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9]*([.K9]/SUM([.K:.K]));0)" table:style-name="ce21">
            <text:p>0</text:p>
          </table:table-cell>
          <table:table-cell office:value-type="float" office:value="0" table:formula="of:=IFERROR(1/[.E15];0)" table:style-name="ce21">
            <text:p>0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float" office:value="1" table:style-name="ce45">
            <text:p>1</text:p>
          </table:table-cell>
          <table:table-cell office:value-type="string" table:style-name="ce46">
            <text:p>Vapen:</text:p>
          </table:table-cell>
          <table:table-cell table:content-validation-name="val3" table:style-name="ce47"/>
          <table:table-cell table:style-name="ce48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0]*([.K10]/SUM([.K:.K]));0)" table:style-name="ce21">
            <text:p>0</text:p>
          </table:table-cell>
          <table:table-cell office:value-type="float" office:value="0" table:formula="of:=IFERROR(1/[.E16];0)" table:style-name="ce21">
            <text:p>0</text:p>
          </table:table-cell>
          <table:table-cell table:style-name="ce21"/>
          <table:table-cell table:style-name="ce1"/>
          <table:table-cell office:value-type="string" table:style-name="ce1">
            <text:p>Jag vill att ni provar att göra vapnen fristående som ligger mot karaktärens sprite.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float" office:value="2" table:style-name="ce45">
            <text:p>2</text:p>
          </table:table-cell>
          <table:table-cell office:value-type="string" table:style-name="ce49">
            <text:p>Handledsvapen (pistolliknande)</text:p>
          </table:table-cell>
          <table:table-cell office:value-type="float" office:value="5" table:content-validation-name="val3" table:style-name="ce47">
            <text:p>5</text:p>
          </table:table-cell>
          <table:table-cell table:style-name="ce48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1]*([.K11]/SUM([.K:.K]));0)" table:style-name="ce21">
            <text:p>0</text:p>
          </table:table-cell>
          <table:table-cell office:value-type="float" office:value="0" table:formula="of:=IFERROR(1/[.E17];0)" table:style-name="ce21">
            <text:p>0</text:p>
          </table:table-cell>
          <table:table-cell table:style-name="ce21"/>
          <table:table-cell table:style-name="ce1"/>
          <table:table-cell office:value-type="string" table:style-name="ce1">
            <text:p>Är det för svårt så kan vapnet ritas in i karaktärsspriten, men då behövs lika många olika karaktärer.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float" office:value="3" table:style-name="ce45">
            <text:p>3</text:p>
          </table:table-cell>
          <table:table-cell office:value-type="string" table:style-name="ce49">
            <text:p>Automatvapen</text:p>
          </table:table-cell>
          <table:table-cell office:value-type="float" office:value="2" table:content-validation-name="val3" table:style-name="ce47">
            <text:p>2</text:p>
          </table:table-cell>
          <table:table-cell table:style-name="ce48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2]*([.K12]/SUM([.K:.K]));0)" table:style-name="ce21">
            <text:p>0</text:p>
          </table:table-cell>
          <table:table-cell office:value-type="float" office:value="0" table:formula="of:=IFERROR(1/[.E18];0)" table:style-name="ce21">
            <text:p>0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float" office:value="4" table:style-name="ce45">
            <text:p>4</text:p>
          </table:table-cell>
          <table:table-cell office:value-type="string" table:style-name="ce49">
            <text:p>Elektrovapen (organiskt)</text:p>
          </table:table-cell>
          <table:table-cell office:value-type="float" office:value="3" table:content-validation-name="val3" table:style-name="ce47">
            <text:p>3</text:p>
          </table:table-cell>
          <table:table-cell table:style-name="ce48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3]*([.K13]/SUM([.K:.K]));0)" table:style-name="ce21">
            <text:p>0</text:p>
          </table:table-cell>
          <table:table-cell office:value-type="float" office:value="0" table:formula="of:=IFERROR(1/[.E19];0)" table:style-name="ce21">
            <text:p>0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float" office:value="5" table:style-name="ce45">
            <text:p>5</text:p>
          </table:table-cell>
          <table:table-cell table:style-name="ce49"/>
          <table:table-cell table:content-validation-name="val3" table:style-name="ce47"/>
          <table:table-cell table:style-name="ce48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4]*([.K14]/SUM([.K:.K]));0)" table:style-name="ce21">
            <text:p>0</text:p>
          </table:table-cell>
          <table:table-cell office:value-type="float" office:value="0" table:formula="of:=IFERROR(1/[.E20];0)" table:style-name="ce21">
            <text:p>0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float" office:value="6" table:style-name="ce45">
            <text:p>6</text:p>
          </table:table-cell>
          <table:table-cell table:style-name="ce50"/>
          <table:table-cell table:content-validation-name="val3" table:style-name="ce47"/>
          <table:table-cell table:style-name="ce48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5]*([.K15]/SUM([.K:.K]));0)" table:style-name="ce21">
            <text:p>0</text:p>
          </table:table-cell>
          <table:table-cell office:value-type="float" office:value="0" table:formula="of:=IFERROR(1/[.E21];0)" table:style-name="ce21">
            <text:p>0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float" office:value="7" table:style-name="ce45">
            <text:p>7</text:p>
          </table:table-cell>
          <table:table-cell table:style-name="ce50"/>
          <table:table-cell table:content-validation-name="val3" table:style-name="ce47"/>
          <table:table-cell table:style-name="ce48"/>
          <table:table-cell table:style-name="ce4"/>
          <table:table-cell table:style-name="ce1"/>
          <table:table-cell table:number-columns-repeated="4"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float" office:value="8" table:style-name="ce45">
            <text:p>8</text:p>
          </table:table-cell>
          <table:table-cell table:style-name="ce50"/>
          <table:table-cell table:content-validation-name="val3" table:style-name="ce47"/>
          <table:table-cell table:style-name="ce48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9" table:style-name="ce45">
            <text:p>9</text:p>
          </table:table-cell>
          <table:table-cell table:style-name="ce50"/>
          <table:table-cell table:content-validation-name="val3" table:style-name="ce47"/>
          <table:table-cell table:style-name="ce48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0" table:style-name="ce45">
            <text:p>10</text:p>
          </table:table-cell>
          <table:table-cell table:style-name="ce50"/>
          <table:table-cell table:content-validation-name="val3" table:style-name="ce47"/>
          <table:table-cell table:style-name="ce48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1" table:style-name="ce45">
            <text:p>11</text:p>
          </table:table-cell>
          <table:table-cell table:style-name="ce46"/>
          <table:table-cell table:content-validation-name="val3" table:style-name="ce47"/>
          <table:table-cell table:style-name="ce48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2" table:style-name="ce45">
            <text:p>12</text:p>
          </table:table-cell>
          <table:table-cell table:style-name="ce46"/>
          <table:table-cell table:content-validation-name="val3" table:style-name="ce47"/>
          <table:table-cell table:style-name="ce48"/>
          <table:table-cell table:style-name="ce4"/>
          <table:table-cell table:number-columns-repeated="16377"/>
        </table:table-row>
        <table:table-row table:style-name="ro1">
          <table:table-cell/>
          <table:table-cell table:style-name="ce5"/>
          <table:table-cell table:number-columns-repeated="4" table:style-name="ce6"/>
          <table:table-cell table:style-name="ce7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todo_(4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4" table:default-cell-style-name="ce21" table:visibility="collapse"/>
        <table:table-column table:style-name="co6" table:default-cell-style-name="ce1" table:visibility="collapse"/>
        <table:table-column table:style-name="co1" table:number-columns-repeated="16371" table:default-cell-style-name="ce1"/>
        <table:table-row table:style-name="ro1">
          <table:table-cell/>
          <table:table-cell table:number-columns-repeated="7" table:style-name="ce1"/>
          <table:table-cell table:number-columns-repeated="3" table:style-name="ce21"/>
          <table:table-cell office:value-type="float" office:value="1" table:style-name="ce21">
            <text:p>1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number-columns-repeated="4" table:style-name="ce14"/>
          <table:table-cell table:style-name="ce15"/>
          <table:table-cell table:style-name="ce1"/>
          <table:table-cell table:number-columns-repeated="3" table:style-name="ce21"/>
          <table:table-cell office:value-type="float" office:value="2" table:style-name="ce21">
            <text:p>2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16"/>
          <table:table-cell office:value-type="string" table:style-name="ce20">
            <text:p>Grafiker - Priolista - Conceptart</text:p>
          </table:table-cell>
          <table:table-cell table:style-name="ce17"/>
          <table:table-cell table:number-columns-repeated="2" table:style-name="ce18"/>
          <table:table-cell table:style-name="ce19"/>
          <table:table-cell table:style-name="ce1"/>
          <table:table-cell table:number-columns-repeated="3" table:style-name="ce21"/>
          <table:table-cell office:value-type="float" office:value="3" table:style-name="ce21">
            <text:p>3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office:value-type="string" table:style-name="ce10">
            <text:p>status</text:p>
          </table:table-cell>
          <table:table-cell table:style-name="ce9"/>
          <table:table-cell office:value-type="string" table:style-name="ce11">
            <text:p>done</text:p>
          </table:table-cell>
          <table:table-cell table:style-name="ce12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4]*([.K4]/SUM([.K:.K]));0)" table:style-name="ce21">
            <text:p>0</text:p>
          </table:table-cell>
          <table:table-cell office:value-type="float" office:value="0" table:formula="of:=IFERROR(1/[.E10];0)" table:style-name="ce21">
            <text:p>0</text:p>
          </table:table-cell>
          <table:table-cell office:value-type="float" office:value="4" table:style-name="ce21">
            <text:p>4</text:p>
          </table:table-cell>
          <table:table-cell table:number-columns-repeated="16372" table:style-name="ce1"/>
        </table:table-row>
        <table:table-row table:style-name="ro1">
          <table:table-cell/>
          <table:table-cell table:style-name="ce2">
            <draw:frame draw:z-index="1" draw:id="id6" draw:style-name="a12" draw:name="Grafico 2" svg:x="0.04167in" svg:y="0.05208in" svg:width="4.23958in" svg:height="0.7916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3"/>
          <table:table-cell office:value-type="percentage" office:value="0" table:formula="of:=SUM([.J:.J])" table:number-columns-spanned="1" table:number-rows-spanned="2" table:style-name="ce32">
            <text:p>0%</text:p>
          </table:table-cell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5]*([.K5]/SUM([.K:.K]));0)" table:style-name="ce21">
            <text:p>0</text:p>
          </table:table-cell>
          <table:table-cell office:value-type="float" office:value="1" table:formula="of:=IFERROR(1/[.E11];0)" table:style-name="ce21">
            <text:p>1</text:p>
          </table:table-cell>
          <table:table-cell office:value-type="float" office:value="5" table:style-name="ce21">
            <text:p>5</text:p>
          </table:table-cell>
          <table:table-cell table:number-columns-repeated="16372" table:style-name="ce1"/>
        </table:table-row>
        <table:table-row table:style-name="ro2">
          <table:table-cell/>
          <table:table-cell table:style-name="ce2"/>
          <table:table-cell table:number-columns-repeated="3" table:style-name="ce3"/>
          <table:covered-table-cell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6]*([.K6]/SUM([.K:.K]));0)" table:style-name="ce21">
            <text:p>0</text:p>
          </table:table-cell>
          <table:table-cell office:value-type="float" office:value="0.5" table:formula="of:=IFERROR(1/[.E12];0)" table:style-name="ce21">
            <text:p>0,5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7]*([.K7]/SUM([.K:.K]));0)" table:style-name="ce21">
            <text:p>0</text:p>
          </table:table-cell>
          <table:table-cell office:value-type="float" office:value="0.33333333333333331" table:formula="of:=IFERROR(1/[.E13];0)" table:style-name="ce21">
            <text:p>0,333333333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style-name="ce3"/>
          <table:table-cell table:style-name="ce3">
            <draw:frame draw:z-index="14" draw:id="id7" draw:style-name="a15" draw:name="TextBox 1" svg:x="3.48958in" svg:y="0.01042in" svg:width="0.97148in" svg:height="0.23793in">
              <draw:text-box>
                <text:p text:style-name="a14" text:class-names="" text:cond-style-name=""><text:span text:style-name="a13" text:class-names="">1 is high, 5 is low</text:span></text:p>
              </draw:text-box>
              <svg:title/>
              <svg:desc/>
            </draw:frame>
          </table:table-cell>
          <table:table-cell table:number-columns-repeated="2" table:style-name="ce3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8]*([.K8]/SUM([.K:.K]));0)" table:style-name="ce21">
            <text:p>0</text:p>
          </table:table-cell>
          <table:table-cell office:value-type="float" office:value="0" table:formula="of:=IFERROR(1/[.E14];0)" table:style-name="ce21">
            <text:p>0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string" table:style-name="ce27">
            <text:p>#</text:p>
          </table:table-cell>
          <table:table-cell office:value-type="string" table:style-name="ce26">
            <text:p>activity</text:p>
          </table:table-cell>
          <table:table-cell office:value-type="string" table:style-name="ce27">
            <text:p>priority</text:p>
          </table:table-cell>
          <table:table-cell office:value-type="string" table:style-name="ce26">
            <text:p>check</text:p>
          </table:table-cell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9]*([.K9]/SUM([.K:.K]));0)" table:style-name="ce21">
            <text:p>0</text:p>
          </table:table-cell>
          <table:table-cell office:value-type="float" office:value="0" table:formula="of:=IFERROR(1/[.E15];0)" table:style-name="ce21">
            <text:p>0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float" office:value="1" table:style-name="ce51">
            <text:p>1</text:p>
          </table:table-cell>
          <table:table-cell office:value-type="string" table:style-name="ce52">
            <text:p>Mellansekvenser:</text:p>
          </table:table-cell>
          <table:table-cell table:content-validation-name="val4" table:style-name="ce53"/>
          <table:table-cell table:style-name="ce54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0]*([.K10]/SUM([.K:.K]));0)" table:style-name="ce21">
            <text:p>0</text:p>
          </table:table-cell>
          <table:table-cell office:value-type="float" office:value="0" table:formula="of:=IFERROR(1/[.E16];0)" table:style-name="ce21">
            <text:p>0</text:p>
          </table:table-cell>
          <table:table-cell table:style-name="ce21"/>
          <table:table-cell table:style-name="ce1"/>
          <table:table-cell office:value-type="string" table:style-name="ce1">
            <text:p>Mellansekvenser kommer användas som en paus i spelet där rummet visas upp första gången man går in där.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float" office:value="2" table:style-name="ce51">
            <text:p>2</text:p>
          </table:table-cell>
          <table:table-cell office:value-type="string" table:style-name="ce55">
            <text:p>Stillbild korridor</text:p>
          </table:table-cell>
          <table:table-cell office:value-type="float" office:value="1" table:content-validation-name="val4" table:style-name="ce53">
            <text:p>1</text:p>
          </table:table-cell>
          <table:table-cell table:style-name="ce54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1]*([.K11]/SUM([.K:.K]));0)" table:style-name="ce21">
            <text:p>0</text:p>
          </table:table-cell>
          <table:table-cell office:value-type="float" office:value="0" table:formula="of:=IFERROR(1/[.E17];0)" table:style-name="ce21">
            <text:p>0</text:p>
          </table:table-cell>
          <table:table-cell table:style-name="ce21"/>
          <table:table-cell table:style-name="ce1"/>
          <table:table-cell office:value-type="string" table:style-name="ce1">
            <text:p>Det är endast dessa rum som kommer använda denna mekanik.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float" office:value="3" table:style-name="ce51">
            <text:p>3</text:p>
          </table:table-cell>
          <table:table-cell office:value-type="string" table:style-name="ce55">
            <text:p>Skeppets kärna</text:p>
          </table:table-cell>
          <table:table-cell office:value-type="float" office:value="2" table:content-validation-name="val4" table:style-name="ce53">
            <text:p>2</text:p>
          </table:table-cell>
          <table:table-cell table:style-name="ce54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2]*([.K12]/SUM([.K:.K]));0)" table:style-name="ce21">
            <text:p>0</text:p>
          </table:table-cell>
          <table:table-cell office:value-type="float" office:value="0" table:formula="of:=IFERROR(1/[.E18];0)" table:style-name="ce21">
            <text:p>0</text:p>
          </table:table-cell>
          <table:table-cell table:style-name="ce21"/>
          <table:table-cell table:style-name="ce1"/>
          <table:table-cell office:value-type="string" table:style-name="ce1">
            <text:p>Syftet är att ge spelaren en känsla för vad den ser i första person.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float" office:value="4" table:style-name="ce51">
            <text:p>4</text:p>
          </table:table-cell>
          <table:table-cell office:value-type="string" table:style-name="ce55">
            <text:p>Alienskeppet</text:p>
          </table:table-cell>
          <table:table-cell office:value-type="float" office:value="3" table:content-validation-name="val4" table:style-name="ce53">
            <text:p>3</text:p>
          </table:table-cell>
          <table:table-cell table:style-name="ce54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3]*([.K13]/SUM([.K:.K]));0)" table:style-name="ce21">
            <text:p>0</text:p>
          </table:table-cell>
          <table:table-cell office:value-type="float" office:value="0" table:formula="of:=IFERROR(1/[.E19];0)" table:style-name="ce21">
            <text:p>0</text:p>
          </table:table-cell>
          <table:table-cell table:style-name="ce21"/>
          <table:table-cell table:style-name="ce1"/>
          <table:table-cell office:value-type="string" table:style-name="ce1">
            <text:p>Jag tänker mig liknande den konceptbilden Alex gjorde på korridoren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float" office:value="5" table:style-name="ce51">
            <text:p>5</text:p>
          </table:table-cell>
          <table:table-cell table:style-name="ce55"/>
          <table:table-cell table:content-validation-name="val4" table:style-name="ce53"/>
          <table:table-cell table:style-name="ce54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4]*([.K14]/SUM([.K:.K]));0)" table:style-name="ce21">
            <text:p>0</text:p>
          </table:table-cell>
          <table:table-cell office:value-type="float" office:value="0" table:formula="of:=IFERROR(1/[.E20];0)" table:style-name="ce21">
            <text:p>0</text:p>
          </table:table-cell>
          <table:table-cell table:style-name="ce21"/>
          <table:table-cell table:style-name="ce1"/>
          <table:table-cell office:value-type="string" table:style-name="ce1">
            <text:p>Dessa bilder kommer vara stillbilder</text:p>
          </table:table-cell>
          <table:table-cell table:number-columns-repeated="16370"/>
        </table:table-row>
        <table:table-row table:style-name="ro1">
          <table:table-cell/>
          <table:table-cell table:style-name="ce2"/>
          <table:table-cell office:value-type="float" office:value="6" table:style-name="ce51">
            <text:p>6</text:p>
          </table:table-cell>
          <table:table-cell table:style-name="ce56"/>
          <table:table-cell table:content-validation-name="val4" table:style-name="ce53"/>
          <table:table-cell table:style-name="ce54"/>
          <table:table-cell table:style-name="ce4"/>
          <table:table-cell table:style-name="ce1"/>
          <table:table-cell office:value-type="boolean" office:boolean-value="false" table:style-name="ce21">
            <text:p>FALSKT</text:p>
          </table:table-cell>
          <table:table-cell office:value-type="float" office:value="0" table:formula="of:=IFERROR([.I15]*([.K15]/SUM([.K:.K]));0)" table:style-name="ce21">
            <text:p>0</text:p>
          </table:table-cell>
          <table:table-cell office:value-type="float" office:value="0" table:formula="of:=IFERROR(1/[.E21];0)" table:style-name="ce21">
            <text:p>0</text:p>
          </table:table-cell>
          <table:table-cell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float" office:value="7" table:style-name="ce51">
            <text:p>7</text:p>
          </table:table-cell>
          <table:table-cell table:style-name="ce56"/>
          <table:table-cell table:content-validation-name="val4" table:style-name="ce53"/>
          <table:table-cell table:style-name="ce54"/>
          <table:table-cell table:style-name="ce4"/>
          <table:table-cell table:style-name="ce1"/>
          <table:table-cell table:number-columns-repeated="4" table:style-name="ce21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office:value-type="float" office:value="8" table:style-name="ce51">
            <text:p>8</text:p>
          </table:table-cell>
          <table:table-cell table:style-name="ce56"/>
          <table:table-cell table:content-validation-name="val4" table:style-name="ce53"/>
          <table:table-cell table:style-name="ce54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9" table:style-name="ce51">
            <text:p>9</text:p>
          </table:table-cell>
          <table:table-cell table:style-name="ce56"/>
          <table:table-cell table:content-validation-name="val4" table:style-name="ce53"/>
          <table:table-cell table:style-name="ce54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0" table:style-name="ce51">
            <text:p>10</text:p>
          </table:table-cell>
          <table:table-cell table:style-name="ce56"/>
          <table:table-cell table:content-validation-name="val4" table:style-name="ce53"/>
          <table:table-cell table:style-name="ce54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1" table:style-name="ce51">
            <text:p>11</text:p>
          </table:table-cell>
          <table:table-cell table:style-name="ce52"/>
          <table:table-cell table:content-validation-name="val4" table:style-name="ce53"/>
          <table:table-cell table:style-name="ce54"/>
          <table:table-cell table:style-name="ce4"/>
          <table:table-cell table:number-columns-repeated="16377"/>
        </table:table-row>
        <table:table-row table:style-name="ro1">
          <table:table-cell/>
          <table:table-cell table:style-name="ce2"/>
          <table:table-cell office:value-type="float" office:value="12" table:style-name="ce51">
            <text:p>12</text:p>
          </table:table-cell>
          <table:table-cell table:style-name="ce52"/>
          <table:table-cell table:content-validation-name="val4" table:style-name="ce53"/>
          <table:table-cell table:style-name="ce54"/>
          <table:table-cell table:style-name="ce4"/>
          <table:table-cell table:number-columns-repeated="16377"/>
        </table:table-row>
        <table:table-row table:style-name="ro1">
          <table:table-cell/>
          <table:table-cell table:style-name="ce5"/>
          <table:table-cell table:number-columns-repeated="4" table:style-name="ce6"/>
          <table:table-cell table:style-name="ce7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rocent" style:family="table-cell" style:data-style-name="N13"/>
    <style:style style:name="cf1" style:family="table-cell">
      <style:table-cell-properties fo:background-color="#B1A0C7"/>
      <style:text-properties fo:color="#FFFFFF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XP</meta:initial-creator>
    <dc:creator>Tobias Lidzén</dc:creator>
    <meta:creation-date>2013-01-04T10:26:37Z</meta:creation-date>
    <dc:date>2021-01-29T08:26:1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Wal0">
      <style:graphic-properties draw:fill="solid" draw:fill-color="#ffffff" draw:opacity="100%" draw:stroke="solid" svg:stroke-width="0.01042in" svg:stroke-color="#8064a2" svg:stroke-opacity="100%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50" chart:overlap="100" chart:link-data-style-to-source="false" chart:visible="true" chart:logarithmic="false" chart:maximum="1" chart:minimum="0" chart:interval-major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064a2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064a2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0" svg:stroke-width="0.01042in" svg:stroke-color="#8064a2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tru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6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7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8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9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solid" draw:fill-color="#ffffff" draw:opacity="100%" draw:stroke="solid" svg:stroke-width="0.01042in" svg:stroke-color="#8064a2" svg:stroke-opacity="100%"/>
    </style:style>
    <style:style style:family="chart" style:name="G0S10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11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bar" svg:height="57.0pt" svg:width="305.25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odo.$J$4" chart:class="chart:bar" chart:attached-axis="primary-y" chart:style-name="G0S0">
            <chart:data-point/>
          </chart:series>
          <chart:series chart:values-cell-range-address="todo.$J$5" chart:class="chart:bar" chart:attached-axis="primary-y" chart:style-name="G0S1">
            <chart:data-point/>
          </chart:series>
          <chart:series chart:values-cell-range-address="todo.$J$6" chart:class="chart:bar" chart:attached-axis="primary-y" chart:style-name="G0S2">
            <chart:data-point/>
          </chart:series>
          <chart:series chart:values-cell-range-address="todo.$J$7" chart:class="chart:bar" chart:attached-axis="primary-y" chart:style-name="G0S3">
            <chart:data-point/>
          </chart:series>
          <chart:series chart:values-cell-range-address="todo.$J$8" chart:class="chart:bar" chart:attached-axis="primary-y" chart:style-name="G0S4">
            <chart:data-point/>
          </chart:series>
          <chart:series chart:values-cell-range-address="todo.$J$9" chart:class="chart:bar" chart:attached-axis="primary-y" chart:style-name="G0S5">
            <chart:data-point/>
          </chart:series>
          <chart:series chart:values-cell-range-address="todo.$J$10" chart:class="chart:bar" chart:attached-axis="primary-y" chart:style-name="G0S6">
            <chart:data-point/>
          </chart:series>
          <chart:series chart:values-cell-range-address="todo.$J$11" chart:class="chart:bar" chart:attached-axis="primary-y" chart:style-name="G0S7">
            <chart:data-point/>
          </chart:series>
          <chart:series chart:values-cell-range-address="todo.$J$12" chart:class="chart:bar" chart:attached-axis="primary-y" chart:style-name="G0S8">
            <chart:data-point/>
          </chart:series>
          <chart:series chart:values-cell-range-address="todo.$J$13" chart:class="chart:bar" chart:attached-axis="primary-y" chart:style-name="G0S9">
            <chart:data-point/>
          </chart:series>
          <chart:series chart:values-cell-range-address="todo.$J$14" chart:class="chart:bar" chart:attached-axis="primary-y" chart:style-name="G0S10">
            <chart:data-point/>
          </chart:series>
          <chart:series chart:values-cell-range-address="todo.$J$15" chart:class="chart:bar" chart:attached-axis="primary-y" chart:style-name="G0S11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0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Wal0">
      <style:graphic-properties draw:fill="solid" draw:fill-color="#ffffff" draw:opacity="100%" draw:stroke="solid" svg:stroke-width="0.01042in" svg:stroke-color="#8064a2" svg:stroke-opacity="100%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50" chart:overlap="100" chart:link-data-style-to-source="false" chart:visible="true" chart:logarithmic="false" chart:maximum="1" chart:minimum="0" chart:interval-major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064a2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064a2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0" svg:stroke-width="0.01042in" svg:stroke-color="#8064a2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tru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6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7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8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9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solid" draw:fill-color="#ffffff" draw:opacity="100%" draw:stroke="solid" svg:stroke-width="0.01042in" svg:stroke-color="#8064a2" svg:stroke-opacity="100%"/>
    </style:style>
    <style:style style:family="chart" style:name="G0S10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11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bar" svg:height="57.0pt" svg:width="305.25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odo_(2).$J$4" chart:class="chart:bar" chart:attached-axis="primary-y" chart:style-name="G0S0">
            <chart:data-point/>
          </chart:series>
          <chart:series chart:values-cell-range-address="todo_(2).$J$5" chart:class="chart:bar" chart:attached-axis="primary-y" chart:style-name="G0S1">
            <chart:data-point/>
          </chart:series>
          <chart:series chart:values-cell-range-address="todo_(2).$J$6" chart:class="chart:bar" chart:attached-axis="primary-y" chart:style-name="G0S2">
            <chart:data-point/>
          </chart:series>
          <chart:series chart:values-cell-range-address="todo_(2).$J$7" chart:class="chart:bar" chart:attached-axis="primary-y" chart:style-name="G0S3">
            <chart:data-point/>
          </chart:series>
          <chart:series chart:values-cell-range-address="todo_(2).$J$8" chart:class="chart:bar" chart:attached-axis="primary-y" chart:style-name="G0S4">
            <chart:data-point/>
          </chart:series>
          <chart:series chart:values-cell-range-address="todo_(2).$J$9" chart:class="chart:bar" chart:attached-axis="primary-y" chart:style-name="G0S5">
            <chart:data-point/>
          </chart:series>
          <chart:series chart:values-cell-range-address="todo_(2).$J$10" chart:class="chart:bar" chart:attached-axis="primary-y" chart:style-name="G0S6">
            <chart:data-point/>
          </chart:series>
          <chart:series chart:values-cell-range-address="todo_(2).$J$11" chart:class="chart:bar" chart:attached-axis="primary-y" chart:style-name="G0S7">
            <chart:data-point/>
          </chart:series>
          <chart:series chart:values-cell-range-address="todo_(2).$J$12" chart:class="chart:bar" chart:attached-axis="primary-y" chart:style-name="G0S8">
            <chart:data-point/>
          </chart:series>
          <chart:series chart:values-cell-range-address="todo_(2).$J$13" chart:class="chart:bar" chart:attached-axis="primary-y" chart:style-name="G0S9">
            <chart:data-point/>
          </chart:series>
          <chart:series chart:values-cell-range-address="todo_(2).$J$14" chart:class="chart:bar" chart:attached-axis="primary-y" chart:style-name="G0S10">
            <chart:data-point/>
          </chart:series>
          <chart:series chart:values-cell-range-address="todo_(2).$J$15" chart:class="chart:bar" chart:attached-axis="primary-y" chart:style-name="G0S11"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0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Wal0">
      <style:graphic-properties draw:fill="solid" draw:fill-color="#ffffff" draw:opacity="100%" draw:stroke="solid" svg:stroke-width="0.01042in" svg:stroke-color="#8064a2" svg:stroke-opacity="100%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50" chart:overlap="100" chart:link-data-style-to-source="false" chart:visible="true" chart:logarithmic="false" chart:maximum="1" chart:minimum="0" chart:interval-major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064a2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064a2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0" svg:stroke-width="0.01042in" svg:stroke-color="#8064a2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tru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6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7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8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9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solid" draw:fill-color="#ffffff" draw:opacity="100%" draw:stroke="solid" svg:stroke-width="0.01042in" svg:stroke-color="#8064a2" svg:stroke-opacity="100%"/>
    </style:style>
    <style:style style:family="chart" style:name="G0S10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11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bar" svg:height="57.0pt" svg:width="305.25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odo_(3).$J$4" chart:class="chart:bar" chart:attached-axis="primary-y" chart:style-name="G0S0">
            <chart:data-point/>
          </chart:series>
          <chart:series chart:values-cell-range-address="todo_(3).$J$5" chart:class="chart:bar" chart:attached-axis="primary-y" chart:style-name="G0S1">
            <chart:data-point/>
          </chart:series>
          <chart:series chart:values-cell-range-address="todo_(3).$J$6" chart:class="chart:bar" chart:attached-axis="primary-y" chart:style-name="G0S2">
            <chart:data-point/>
          </chart:series>
          <chart:series chart:values-cell-range-address="todo_(3).$J$7" chart:class="chart:bar" chart:attached-axis="primary-y" chart:style-name="G0S3">
            <chart:data-point/>
          </chart:series>
          <chart:series chart:values-cell-range-address="todo_(3).$J$8" chart:class="chart:bar" chart:attached-axis="primary-y" chart:style-name="G0S4">
            <chart:data-point/>
          </chart:series>
          <chart:series chart:values-cell-range-address="todo_(3).$J$9" chart:class="chart:bar" chart:attached-axis="primary-y" chart:style-name="G0S5">
            <chart:data-point/>
          </chart:series>
          <chart:series chart:values-cell-range-address="todo_(3).$J$10" chart:class="chart:bar" chart:attached-axis="primary-y" chart:style-name="G0S6">
            <chart:data-point/>
          </chart:series>
          <chart:series chart:values-cell-range-address="todo_(3).$J$11" chart:class="chart:bar" chart:attached-axis="primary-y" chart:style-name="G0S7">
            <chart:data-point/>
          </chart:series>
          <chart:series chart:values-cell-range-address="todo_(3).$J$12" chart:class="chart:bar" chart:attached-axis="primary-y" chart:style-name="G0S8">
            <chart:data-point/>
          </chart:series>
          <chart:series chart:values-cell-range-address="todo_(3).$J$13" chart:class="chart:bar" chart:attached-axis="primary-y" chart:style-name="G0S9">
            <chart:data-point/>
          </chart:series>
          <chart:series chart:values-cell-range-address="todo_(3).$J$14" chart:class="chart:bar" chart:attached-axis="primary-y" chart:style-name="G0S10">
            <chart:data-point/>
          </chart:series>
          <chart:series chart:values-cell-range-address="todo_(3).$J$15" chart:class="chart:bar" chart:attached-axis="primary-y" chart:style-name="G0S11"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0" draw:display-name="SysDot" draw:style="rect" draw:dots1="1" draw:dots1-length="0.01042in" draw:dots2="0" draw:dots2-length="0in" draw:distance="0.01042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Wal0">
      <style:graphic-properties draw:fill="solid" draw:fill-color="#ffffff" draw:opacity="100%" draw:stroke="solid" svg:stroke-width="0.01042in" svg:stroke-color="#8064a2" svg:stroke-opacity="100%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50" chart:overlap="100" chart:link-data-style-to-source="false" chart:visible="true" chart:logarithmic="false" chart:maximum="1" chart:minimum="0" chart:interval-major="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064a2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8064a2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0" svg:stroke-width="0.01042in" svg:stroke-color="#8064a2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tru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6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7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8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9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Plt0">
      <style:chart-properties chart:three-dimensional="false" chart:deep="false" chart:vertical="true" chart:stacked="true" chart:auto-position="true"/>
      <style:graphic-properties draw:fill="solid" draw:fill-color="#ffffff" draw:opacity="100%" draw:stroke="solid" svg:stroke-width="0.01042in" svg:stroke-color="#8064a2" svg:stroke-opacity="100%"/>
    </style:style>
    <style:style style:family="chart" style:name="G0S10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  <style:style style:family="chart" style:name="G0S11">
      <style:chart-properties chart:symbol-type="none" chart:vertical="tru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bar" svg:height="57.0pt" svg:width="305.25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odo_(4).$J$4" chart:class="chart:bar" chart:attached-axis="primary-y" chart:style-name="G0S0">
            <chart:data-point/>
          </chart:series>
          <chart:series chart:values-cell-range-address="todo_(4).$J$5" chart:class="chart:bar" chart:attached-axis="primary-y" chart:style-name="G0S1">
            <chart:data-point/>
          </chart:series>
          <chart:series chart:values-cell-range-address="todo_(4).$J$6" chart:class="chart:bar" chart:attached-axis="primary-y" chart:style-name="G0S2">
            <chart:data-point/>
          </chart:series>
          <chart:series chart:values-cell-range-address="todo_(4).$J$7" chart:class="chart:bar" chart:attached-axis="primary-y" chart:style-name="G0S3">
            <chart:data-point/>
          </chart:series>
          <chart:series chart:values-cell-range-address="todo_(4).$J$8" chart:class="chart:bar" chart:attached-axis="primary-y" chart:style-name="G0S4">
            <chart:data-point/>
          </chart:series>
          <chart:series chart:values-cell-range-address="todo_(4).$J$9" chart:class="chart:bar" chart:attached-axis="primary-y" chart:style-name="G0S5">
            <chart:data-point/>
          </chart:series>
          <chart:series chart:values-cell-range-address="todo_(4).$J$10" chart:class="chart:bar" chart:attached-axis="primary-y" chart:style-name="G0S6">
            <chart:data-point/>
          </chart:series>
          <chart:series chart:values-cell-range-address="todo_(4).$J$11" chart:class="chart:bar" chart:attached-axis="primary-y" chart:style-name="G0S7">
            <chart:data-point/>
          </chart:series>
          <chart:series chart:values-cell-range-address="todo_(4).$J$12" chart:class="chart:bar" chart:attached-axis="primary-y" chart:style-name="G0S8">
            <chart:data-point/>
          </chart:series>
          <chart:series chart:values-cell-range-address="todo_(4).$J$13" chart:class="chart:bar" chart:attached-axis="primary-y" chart:style-name="G0S9">
            <chart:data-point/>
          </chart:series>
          <chart:series chart:values-cell-range-address="todo_(4).$J$14" chart:class="chart:bar" chart:attached-axis="primary-y" chart:style-name="G0S10">
            <chart:data-point/>
          </chart:series>
          <chart:series chart:values-cell-range-address="todo_(4).$J$15" chart:class="chart:bar" chart:attached-axis="primary-y" chart:style-name="G0S11">
            <chart:data-point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0" draw:display-name="SysDot" draw:style="rect" draw:dots1="1" draw:dots1-length="0.01042in" draw:dots2="0" draw:dots2-length="0in" draw:distance="0.01042in"/>
  </office:styles>
</office:document-styles>
</file>